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3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DI Hackathon, Göteborg, 2023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Mapping maDMP to Codeboo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Original ide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Propose a mapping between RDA DMP Common Standard for maDMPs to DDI Codeboo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Shall we map through an Excel sheet 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Or is there someone who tought of producing a metadata schema to describe mapping ?</text:span></text:p>
              </text:list-item>
              <text:list-item>
                <text:p text:style-name="P4"><text:span text:style-name="T2">Actually, we found out that someone has proposed something quite nice to map ontologies: SSSOM</text:span></text:p>
              </text:list-item>
              <text:list-item>
                <text:p text:style-name="P4"><text:span text:style-name="T2">Can we then try to use SSSOM to describe mappings of XML / JSON like DDI Codebook / RDA maDMP ?</text:span></text:p>
              </text:list-item>
              <text:list-item>
                <text:p text:style-name="P4"><text:span text:style-name="T2">Let's try !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SSOM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pose several entities to express mappings</text:p>
                <text:list>
                  <text:list-item>
                    <text:p>MappingSet =&gt; mapping document</text:p>
                  </text:list-item>
                  <text:list-item>
                    <text:p>Mapping =&gt; each mapping "row"</text:p>
                  </text:list-item>
                </text:list>
              </text:list-item>
              <text:list-item>
                <text:p>Mapping 2 fields is expressed mainly through</text:p>
                <text:list>
                  <text:list-item>
                    <text:p>subject_id =&gt; we puth xpath of field to convert fro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object_id =&gt; </text:span>we puth xpath of field to convert to</text:p>
                  </text:list-item>
                  <text:list-item>
                    <text:p text:style-name="P5">predicate_id =&gt; mainly skos:exactMatch</text:p>
                  </text:list-item>
                  <text:list-item>
                    <text:p text:style-name="P5">mapping_cardinality =&gt; only expresses the cardinality of the mapping (n subject_id will map to m object_id) =&gt; insufficient to express cardinality of each field</text:p>
                  </text:list-item>
                  <text:list-item>
                    <text:p text:style-name="P5">Other =&gt; field allowing extension of the SSSOM schema. We added the following fields</text:p>
                    <text:list>
                      <text:list-item>
                        <text:p>subject_cardinality</text:p>
                      </text:list-item>
                      <text:list-item>
                        <text:p>object_cardinality</text:p>
                      </text:list-item>
                      <text:list-item>
                        <text:p>subject_type =&gt; literal, list, object, voc</text:p>
                      </text:list-item>
                      <text:list-item>
                        <text:p text:style-name="P6"><text:span text:style-name="T4">object_type </text:span>=&gt; literal, list, object, vo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ate of project at end of Hacka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created a PoC mapping of RDA maDMP to Codebook in SSSOM schema (about 13 fields)</text:p>
              </text:list-item>
              <text:list-item>
                <text:p>We started a PoC implementation of the mapper in Python (not finished)</text:p>
              </text:list-item>
              <text:list-item>
                <text:p>Questions from the audience</text:p>
                <text:list>
                  <text:list-item>
                    <text:p>Will project continue ?</text:p>
                  </text:list-item>
                  <text:list-item>
                    <text:p>Can the mapping / mapper tool work bidirectionally ? Would be great since XSLT work only in one way</text:p>
                  </text:list-item>
                  <text:list-item>
                    <text:p>Look at https://zenodo.org/record/6505238#.ZB9Z58ZwFt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ummary and ref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roup: Mattia Egloff &amp; Guillaume Lefebvre</text:p>
              </text:list-item>
              <text:list-item>
                <text:p>Initial task: define a mapping between RDA maDMP and DDI Codebook</text:p>
              </text:list-item>
              <text:list-item>
                <text:p>Outcome: Creating a PoC mapper tool using SSSOM standard</text:p>
              </text:list-item>
              <text:list-item>
                <text:p>Evolutions: have the mapper work bidirectionally</text:p>
              </text:list-item>
              <text:list-item>
                <text:p>Refs:</text:p>
                <text:list>
                  <text:list-item>
                    <text:p><text:a xlink:href="https://github.com/RDA-DMP-Common/RDA-DMP-Common-Standard" xlink:type="simple">https://github.com/RDA-DMP-Common/RDA-DMP-Common-Standard</text:a></text:p>
                  </text:list-item>
                  <text:list-item>
                    <text:p><text:a xlink:href="https://mapping-commons.github.io/sssom/home/" xlink:type="simple">https://mapping-commons.github.io/sssom/home/</text:a></text:p>
                  </text:list-item>
                  <text:list-item>
                    <text:p><text:a xlink:href="https://mapping-commons.github.io/sssom-py/" xlink:type="simple">https://mapping-commons.github.io/sssom-py/</text:a></text:p>
                  </text:list-item>
                  <text:list-item>
                    <text:p><text:a xlink:href="https://ddialliance.org/Specification/DDI-Codebook/2.5/" xlink:type="simple">https://ddialliance.org/Specification/DDI-Codebook/2.5/</text:a></text:p>
                  </text:list-item>
                  <text:list-item>
                    <text:p><text:a xlink:href="https://github.com/ddi-hackathon-2023/ddi-maDMP-mapping" xlink:type="simple">https://github.com/ddi-hackathon-2023/ddi-maDMP-mapping</text:a></text:p>
                  </text:list-item>
                  <text:list-item>
                    <text:p><text:a xlink:href="https://zenodo.org/record/6505238#.ZB9Z58ZwFt0" xlink:type="simple">https://zenodo.org/record/6505238#.ZB9Z58ZwFt0</text:a></text:p>
                  </text:list-item>
                  <text:list-item>
                    <text:p><text:a xlink:href="https://github.com/MetadataTransform/ddi-xslt" xlink:type="simple">https://github.com/MetadataTransform/ddi-xsl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13:03:42.392785430</meta:creation-date>
    <dc:date>2023-03-29T10:18:27.453789142</dc:date>
    <meta:editing-duration>PT9M26S</meta:editing-duration>
    <meta:editing-cycles>3</meta:editing-cycles>
    <meta:generator>LibreOffice/6.4.7.2$Linux_X86_64 LibreOffice_project/40$Build-2</meta:generator>
    <meta:document-statistic meta:object-count="45"/>
  </office:meta>
</office:document-meta>
</file>